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loext:opacity="100%" style:font-name="Bitstream Vera Sans" fo:font-size="14pt" fo:letter-spacing="normal" fo:font-style="normal" fo:font-weight="normal" officeooo:paragraph-rsid="00197d5f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02124" loext:opacity="100%" style:font-name="Bitstream Vera Sans" fo:font-size="14pt" fo:letter-spacing="normal" fo:font-style="normal" fo:font-weight="normal" officeooo:paragraph-rsid="00197d5f" style:font-size-asian="14pt" style:font-size-complex="14pt"/>
    </style:style>
    <style:style style:name="P3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202124" loext:opacity="100%" style:font-name="Cantarell" fo:font-size="13pt" fo:letter-spacing="normal" fo:font-style="normal" fo:font-weight="normal" officeooo:rsid="0019b3d5" officeooo:paragraph-rsid="0019b3d5" style:font-size-asian="13pt" style:font-size-complex="13pt"/>
    </style:style>
    <style:style style:name="P4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02124" loext:opacity="100%" style:font-name="Bitstream Vera Sans" fo:font-size="14pt" fo:letter-spacing="normal" fo:font-style="normal" fo:font-weight="normal" officeooo:paragraph-rsid="00197d5f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202124" loext:opacity="100%" style:font-name="Bitstream Vera Sans" fo:font-size="14pt" fo:letter-spacing="normal" fo:font-style="normal" fo:font-weight="normal" officeooo:paragraph-rsid="001d8c5f" style:font-size-asian="14pt" style:font-size-complex="14pt"/>
    </style:style>
    <style:style style:name="P6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202124" loext:opacity="100%" style:font-name="Bitstream Vera Sans" fo:font-size="14pt" fo:letter-spacing="normal" fo:font-style="normal" fo:font-weight="normal" officeooo:paragraph-rsid="00197d5f" style:font-size-asian="14pt" style:font-size-complex="14pt"/>
    </style:style>
    <style:style style:name="P7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202124" loext:opacity="100%" style:font-name="Bitstream Vera Sans" fo:font-size="14pt" fo:letter-spacing="normal" fo:font-style="normal" fo:font-weight="normal" officeooo:paragraph-rsid="001d8c5f" style:font-size-asian="14pt" style:font-size-complex="14pt"/>
    </style:style>
    <style:style style:name="P8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202124" loext:opacity="100%" style:font-name="Cantarell" fo:font-size="13pt" fo:letter-spacing="normal" fo:font-style="normal" fo:font-weight="normal" officeooo:rsid="0019b3d5" officeooo:paragraph-rsid="0019b3d5" style:font-size-asian="13pt" style:font-size-complex="13pt"/>
    </style:style>
    <style:style style:name="T1" style:family="text">
      <style:text-properties style:font-name="DejaVu Sans" fo:font-size="18pt" fo:font-style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font-name="DejaVu Sans" fo:font-size="18pt" fo:font-style="normal" officeooo:rsid="00197d5f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font-name="DejaVu Sans" fo:font-size="18pt" fo:font-style="normal" officeooo:rsid="001d8c5f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DejaVu Sans" fo:font-style="normal" officeooo:rsid="001d8c5f" style:font-style-asian="normal" style:font-weight-asian="normal" style:font-style-complex="normal" style:font-weight-complex="normal"/>
    </style:style>
    <style:style style:name="T5" style:family="text">
      <style:text-properties style:font-name="DejaVu Sans" fo:font-size="10pt" fo:font-style="normal" officeooo:rsid="001d8c5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DejaVu Sans" fo:font-size="12pt" fo:font-style="normal" officeooo:rsid="001d8c5f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Emphasis"><text:span text:style-name="T2">Angela Panovska <text:s/><text:tab/><text:tab/></text:span></text:span><text:span text:style-name="Emphasis"><text:span text:style-name="T6">st.3 <text:s text:c="2"/>tel. 40 247 053</text:span></text:span></text:p>
      <text:p text:style-name="P6"><text:span text:style-name="Emphasis"><text:span text:style-name="T1">Kvedrova Cesta 4 </text:span></text:span></text:p>
      <text:p text:style-name="P6"><text:span text:style-name="Emphasis"><text:span text:style-name="T1">6000 Koper </text:span></text:span></text:p>
      <text:p text:style-name="P2"><text:span text:style-name="Emphasis"><text:span text:style-name="T1">Slovenia</text:span></text:span></text:p>
      <text:p text:style-name="P2"><text:span text:style-name="Emphasis"/></text:p>
      <text:p text:style-name="P5"><text:span text:style-name="Emphasis"><text:span text:style-name="T2">Angela Panovska <text:s text:c="4"/><text:tab/></text:span></text:span><text:span text:style-name="Emphasis"><text:span text:style-name="T6">st.3 <text:s text:c="2"/>tel. 40 247 053</text:span></text:span></text:p>
      <text:p text:style-name="P2"><text:span text:style-name="Emphasis"><text:span text:style-name="T1">Kvedrova Cesta 4 </text:span></text:span></text:p>
      <text:p text:style-name="P2"><text:span text:style-name="Emphasis"><text:span text:style-name="T1">6000 Koper </text:span></text:span></text:p>
      <text:p text:style-name="P2"><text:span text:style-name="Emphasis"><text:span text:style-name="T1">Slovenia</text:span></text:span></text:p>
      <text:p text:style-name="P2"><text:span text:style-name="Emphasis"/></text:p>
      <text:p text:style-name="P5"><text:span text:style-name="Emphasis"><text:span text:style-name="T2">Angela Panovska <text:s text:c="2"/><text:tab/><text:tab/></text:span></text:span><text:span text:style-name="Emphasis"><text:span text:style-name="T6">st.3 <text:s text:c="2"/>tel. 40 247 053</text:span></text:span></text:p>
      <text:p text:style-name="P2"><text:span text:style-name="Emphasis"><text:span text:style-name="T1">Kvedrova Cesta 4 </text:span></text:span></text:p>
      <text:p text:style-name="P2"><text:span text:style-name="Emphasis"><text:span text:style-name="T1">6000 Koper </text:span></text:span></text:p>
      <text:p text:style-name="P2"><text:span text:style-name="Emphasis"><text:span text:style-name="T1">Slovenia</text:span></text:span></text:p>
      <text:p text:style-name="P2"><text:span text:style-name="Emphasis"/></text:p>
      <text:p text:style-name="P1"/>
      <text:p text:style-name="P1"/>
      <text:p text:style-name="P3">Riste Panovski</text:p>
      <text:p text:style-name="P3">Bul. Mosha Pijade 42-10</text:p>
      <text:p text:style-name="P3">1430 Kavadarci</text:p>
      <text:p text:style-name="P3">Macedonia</text:p>
      <text:p text:style-name="P3"/>
      <text:p text:style-name="P3"/>
      <text:p text:style-name="P3">Riste Panovski</text:p>
      <text:p text:style-name="P3">Bul. Mosha Pijade 42-10</text:p>
      <text:p text:style-name="P3">1430 Kavadarci</text:p>
      <text:p text:style-name="P3">Macedon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0:36:03.565083078</meta:creation-date>
    <dc:date>2023-10-20T11:33:19.096984234</dc:date>
    <meta:editing-duration>PT38M51S</meta:editing-duration>
    <meta:editing-cycles>4</meta:editing-cycles>
    <meta:generator>LibreOffice/7.5.1.2$Linux_X86_64 LibreOffice_project/fcbaee479e84c6cd81291587d2ee68cba099e129</meta:generator>
    <meta:document-statistic meta:table-count="0" meta:image-count="0" meta:object-count="0" meta:page-count="1" meta:paragraph-count="20" meta:word-count="57" meta:character-count="354" meta:non-whitespace-character-count="293"/>
  </office:meta>
</office:document-meta>
</file>